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A90000002B707D14787E6F52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9*"/>
    </style:style>
    <style:style style:name="Table1.A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2022" officeooo:paragraph-rsid="000b2022"/>
    </style:style>
    <style:style style:name="P2" style:family="paragraph" style:parent-style-name="Standard">
      <style:text-properties fo:font-weight="bold" officeooo:rsid="000b2022" officeooo:paragraph-rsid="000b2022" style:font-weight-asian="bold" style:font-weight-complex="bold"/>
    </style:style>
    <style:style style:name="P3" style:family="paragraph" style:parent-style-name="Standard">
      <style:text-properties fo:font-weight="bold" officeooo:rsid="000ce7c5" officeooo:paragraph-rsid="000e60b1" style:font-weight-asian="bold" style:font-weight-complex="bold"/>
    </style:style>
    <style:style style:name="P4" style:family="paragraph" style:parent-style-name="Standard">
      <style:text-properties fo:font-weight="bold" officeooo:rsid="000ff5eb" officeooo:paragraph-rsid="000ff5eb" style:font-weight-asian="bold" style:font-weight-complex="bold"/>
    </style:style>
    <style:style style:name="P5" style:family="paragraph" style:parent-style-name="Standard">
      <style:text-properties fo:font-size="20pt" fo:font-weight="bold" officeooo:rsid="000b2022" officeooo:paragraph-rsid="000b2022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ce7c5" officeooo:paragraph-rsid="000e60b1"/>
    </style:style>
    <style:style style:name="P7" style:family="paragraph" style:parent-style-name="Standard">
      <style:paragraph-properties fo:break-before="page"/>
      <style:text-properties fo:font-size="18pt" fo:font-weight="bold" officeooo:rsid="000ff5eb" officeooo:paragraph-rsid="000ff5eb" style:font-weight-asian="bold" style:font-weight-complex="bold"/>
    </style:style>
    <style:style style:name="P8" style:family="paragraph" style:parent-style-name="Standard"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text-underline-style="none" officeooo:rsid="00117728" officeooo:paragraph-rsid="00117728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officeooo:rsid="00134bd4" officeooo:paragraph-rsid="00134bd4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6pt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position="0% 100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0ff5eb" officeooo:paragraph-rsid="000ff5eb" style:font-name-asian="Liberation Serif" style:font-style-asian="normal" style:font-weight-asian="normal" style:font-name-complex="Liberation Serif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bold" officeooo:rsid="000ffafc" officeooo:paragraph-rsid="000ffafc" style:font-name-asian="Liberation Serif" style:font-style-asian="normal" style:font-weight-asian="bold" style:font-name-complex="Liberation Serif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fo:font-weight="normal" officeooo:rsid="00117728" officeooo:paragraph-rsid="00117728" style:font-name-asian="Liberation Serif" style:font-style-asian="normal" style:font-weight-asian="normal" style:font-name-complex="Liberation Serif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italic" fo:font-weight="normal" officeooo:rsid="00117728" officeooo:paragraph-rsid="00117728" style:font-name-asian="Liberation Serif" style:font-style-asian="italic" style:font-weight-asian="normal" style:font-name-complex="Liberation Serif" style:font-style-complex="italic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20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ize="20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position="sub 58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29" style:family="paragraph" style:parent-style-name="Standard">
      <style:text-properties fo:font-size="16pt" fo:font-weight="bold" officeooo:rsid="00117728" officeooo:paragraph-rsid="00117728" style:font-weight-asian="bold" style:font-weight-complex="bold"/>
    </style:style>
    <style:style style:name="P30" style:family="paragraph" style:parent-style-name="Standard">
      <style:text-properties officeooo:rsid="00117728" officeooo:paragraph-rsid="00117728"/>
    </style:style>
    <style:style style:name="P31" style:family="paragraph" style:parent-style-name="Standard">
      <style:text-properties fo:font-size="12pt" fo:font-weight="normal" officeooo:rsid="00117728" officeooo:paragraph-rsid="00117728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rsid="00134bd4" officeooo:paragraph-rsid="00134bd4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134bd4" officeooo:paragraph-rsid="00134bd4" fo:background-color="#ffff00"/>
    </style:style>
    <style:style style:name="P35" style:family="paragraph" style:parent-style-name="Standard" style:list-style-name="L1">
      <style:text-properties officeooo:rsid="000b2022" officeooo:paragraph-rsid="000b2022"/>
    </style:style>
    <style:style style:name="P36" style:family="paragraph" style:parent-style-name="Standard" style:list-style-name="L2">
      <style:paragraph-properties fo:text-align="start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6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41" style:family="paragraph" style:parent-style-name="Standard">
      <style:paragraph-properties fo:text-align="end" style:justify-single-word="false" fo:break-before="page"/>
      <style:text-properties style:text-position="0% 100%" fo:font-size="12pt" fo:font-style="italic" style:text-underline-style="none" fo:font-weight="normal" officeooo:rsid="00134bd4" officeooo:paragraph-rsid="00134bd4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2pt" fo:font-style="italic" style:text-underline-style="none" fo:font-weight="normal" officeooo:rsid="00134bd4" officeooo:paragraph-rsid="00134bd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bold" officeooo:rsid="001724ae" officeooo:paragraph-rsid="001724ae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bold" officeooo:rsid="00180d10" officeooo:paragraph-rsid="00180d10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end" style:justify-single-word="false"/>
      <style:text-properties style:text-position="0% 100%" fo:font-size="18pt" fo:font-style="italic" style:text-underline-style="none" fo:font-weight="bold" officeooo:rsid="0015cc51" officeooo:paragraph-rsid="0015cc51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style:text-position="0% 100%" fo:font-size="22pt" fo:font-style="normal" style:text-underline-style="none" fo:font-weight="bold" officeooo:rsid="0015cc51" officeooo:paragraph-rsid="0015cc51" style:font-style-asian="normal" style:font-weight-asian="bold" style:font-style-complex="normal" style:font-weight-complex="bold"/>
    </style:style>
    <style:style style:name="P47" style:family="paragraph" style:parent-style-name="Standard" style:list-style-name="L7">
      <style:text-properties fo:font-size="12pt" fo:font-weight="normal" officeooo:rsid="00117728" officeooo:paragraph-rsid="00117728" style:font-weight-asian="normal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0b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60b1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size="14pt" fo:font-weight="normal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size="14pt" style:font-name-asian="Liberation Serif" style:font-name-complex="Liberation Serif"/>
    </style:style>
    <style:style style:name="T11" style:family="text">
      <style:text-properties style:font-name="Liberation Serif1" fo:font-weight="normal" style:font-name-asian="DejaVu Sans" style:font-weight-asian="normal" style:font-name-complex="FreeSans1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" style:font-name-asian="Liberation Serif" style:font-name-complex="Liberation Serif"/>
    </style:style>
    <style:style style:name="T14" style:family="text">
      <style:text-properties style:text-position="sub 58%" fo:font-size="12pt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 style:font-name-asian="Liberation Serif" style:font-name-complex="Liberation Serif"/>
    </style:style>
    <style:style style:name="T17" style:family="text">
      <style:text-properties style:text-position="0% 100%" fo:font-size="12pt" fo:font-weight="normal" style:font-weight-asian="normal" style:font-weight-complex="normal"/>
    </style:style>
    <style:style style:name="T18" style:family="text">
      <style:text-properties style:text-position="0% 100%" officeooo:rsid="00153d6a"/>
    </style:style>
    <style:style style:name="T19" style:family="text">
      <style:text-properties fo:font-size="12pt" fo:font-weight="normal" style:font-weight-asian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ize="12pt" fo:font-weight="normal" style:font-weight-asian="normal" style:font-weight-complex="normal"/>
    </style:style>
    <style:style style:name="T22" style:family="text">
      <style:text-properties officeooo:rsid="00153d6a"/>
    </style:style>
    <style:style style:name="T23" style:family="text">
      <style:text-properties style:font-name="Liberation Serif1" style:font-name-asian="DejaVu Sans" style:font-name-complex="FreeSans1"/>
    </style:style>
    <style:style style:name="T24" style:family="text">
      <style:text-properties style:text-position="-8% 58%" style:font-name="Liberation Serif1" fo:font-weight="normal" style:font-name-asian="DejaVu Sans" style:font-weight-asian="normal" style:font-name-complex="FreeSans1" style:font-weight-complex="normal"/>
    </style:style>
    <style:style style:name="T25" style:family="text">
      <style:text-properties style:text-position="-8%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09in" fo:text-indent="-0.25in" fo:margin-left="0.69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09in" fo:text-indent="-0.25in" fo:margin-left="0.94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09in" fo:text-indent="-0.25in" fo:margin-left="1.19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09in" fo:text-indent="-0.25in" fo:margin-left="1.44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09in" fo:text-indent="-0.25in" fo:margin-left="1.69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09in" fo:text-indent="-0.25in" fo:margin-left="1.94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09in" fo:text-indent="-0.25in" fo:margin-left="2.19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09in" fo:text-indent="-0.25in" fo:margin-left="2.44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09in" fo:text-indent="-0.25in" fo:margin-left="2.69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09in" fo:text-indent="-0.25in" fo:margin-left="2.9409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atystyka</text:p>
      <text:p text:style-name="P2"/>
      <text:p text:style-name="P1"><text:span text:style-name="T1">Defenicja </text:span>– nauka, której przedmiotem zainteresowania są metody pozyskiwania i prezentacji, a przede wszystkim analizy danych opisujących zjawiska, w tym masowe. </text:p>
      <text:p text:style-name="P2"/>
      <text:p text:style-name="P2">Funkcje statystyki:</text:p>
      <text:list text:style-name="L1">
        <text:list-item>
          <text:p text:style-name="P35">Informacyjna </text:p>
        </text:list-item>
        <text:list-item>
          <text:p text:style-name="P35">Analityczna</text:p>
        </text:list-item>
        <text:list-item>
          <text:p text:style-name="P35">Prognostyczna</text:p>
          <text:p text:style-name="P35"/>
        </text:list-item>
      </text:list>
      <text:p text:style-name="P6"><text:span text:style-name="T1">Zbiorowość statystyczna </text:span>– zbór dowolnych elementów podobnych, ale nie identycznych/ Może być <text:span text:style-name="T1">generalną</text:span><text:span text:style-name="T3"> (wszyskie elementy) i </text:span><text:span text:style-name="T1">probną </text:span><text:span text:style-name="T3">(wybrane elementy)</text:span><text:span text:style-name="T1">.</text:span><text:span text:style-name="T2"> </text:span><text:span text:style-name="T4">Elementem z</text:span><text:span text:style-name="T3">biorowoś</text:span><text:span text:style-name="T4">ci</text:span><text:span text:style-name="T3"> statystyczn</text:span><text:span text:style-name="T4">ej jest </text:span><text:span text:style-name="T2">jednostka </text:span><text:span text:style-name="T1">statystyczna.</text:span></text:p>
      <text:p text:style-name="P3"/>
      <text:p text:style-name="P7">Budowa szeregów przedziałowych</text:p>
      <text:p text:style-name="P4">Etap I</text:p>
      <text:p text:style-name="P8">Porządkowanie – <text:span text:style-name="T5">ustawianie wartości wg kolejności rosnącej.</text:span></text:p>
      <text:p text:style-name="P9">Ustalenie liczby przedziałów k, <text:span text:style-name="T5">na które podzielony zostanie pierwotny szereg wyliczający, na podstawie wzrorów:</text:span></text:p>
      <text:p text:style-name="P10"><text:span text:style-name="T7">k ~= √</text:span><text:span text:style-name="T11">n</text:span></text:p>
      <text:p text:style-name="P10"><text:span text:style-name="T7">k ~= 1 + 3.322log </text:span><text:span text:style-name="T8">n</text:span></text:p>
      <text:p text:style-name="P10"><text:span text:style-name="T7">k ~= 5log </text:span><text:span text:style-name="T8">n</text:span></text:p>
      <text:p text:style-name="P27">Etap II</text:p>
      <text:p text:style-name="P27">Określenie rozpiętości R wyjściowego szeregu wyliczającego:</text:p>
      <text:p text:style-name="P13"><text:span text:style-name="T6">R = X</text:span><text:span text:style-name="T13">max </text:span><text:span text:style-name="T16">-X</text:span><text:span text:style-name="T13">min</text:span></text:p>
      <text:p text:style-name="P28"/>
      <text:p text:style-name="P17">Gdzie </text:p>
      <text:list text:style-name="L2">
        <text:list-item>
          <text:p text:style-name="P36"><text:span text:style-name="T6">X</text:span><text:span text:style-name="T13">max </text:span><text:span text:style-name="T6">– Wartośc maksymalna szeregu wyliczającego</text:span></text:p>
        </text:list-item>
        <text:list-item>
          <text:p text:style-name="P36"><text:span text:style-name="T6">X</text:span><text:span text:style-name="T13">min <text:s/></text:span><text:span text:style-name="T6">– Wartośc mininalna szeregu wyliczającego</text:span></text:p>
        </text:list-item>
      </text:list>
      <text:p text:style-name="P17">Etap III</text:p>
      <text:p text:style-name="P17">Ustalenie rozpiętości h pojedynczej klasy szeregu przedziałowgo</text:p>
      <text:p text:style-name="P17"/>
      <text:p text:style-name="P18">h &gt;= R / k</text:p>
      <text:p text:style-name="P17"/>
      <text:p text:style-name="P17">Etap IV</text:p>
      <text:p text:style-name="P17">Ustalenie granic przedziałów szeregu predziałowego I określenie liczby jednostek statysycznychl których wartości mieszczą się w poszczegółnych przedziałach.</text:p>
      <text:p text:style-name="P17"/>
      <text:p text:style-name="P17">Dołna granica pierwszego przedziału:</text:p>
      <text:p text:style-name="P14"><text:span text:style-name="T6">X</text:span><text:span text:style-name="T13">ld</text:span><text:span text:style-name="T6"> <text:s/>= X</text:span><text:span text:style-name="T13">min </text:span><text:span text:style-name="T6">– 0.5*(kh-R)</text:span></text:p>
      <text:p text:style-name="P17"/>
      <text:p text:style-name="P17">Górna granica pierwszego przedziału jest o h większa od dolnej granicy I jednocześnie stanowi dolną granicę kolejnego przedziału.</text:p>
      <text:p text:style-name="P14"><text:span text:style-name="T6">X</text:span><text:span text:style-name="T13">lg</text:span><text:span text:style-name="T6"> = X</text:span><text:span text:style-name="T13">ld</text:span><text:span text:style-name="T6"> + h</text:span></text:p>
      <text:p text:style-name="P18"/>
      <text:p text:style-name="P17"/>
      <text:p text:style-name="P15"><text:span text:style-name="T6">Charakterystyki opisowe – </text:span><text:span text:style-name="T9">watrości liczbowe, jakie pozwalają syntetyczny opsi rozkładów zmiennych ilościowych. Charakterystyki opisowe dla populacji próbnych nazywają się statystykami, a dla populacji generalnych parametrami.</text:span></text:p>
      <text:p text:style-name="P19"/>
      <text:p text:style-name="P16"><text:span text:style-name="T10">Średnia arytmetyczna:</text:span><draw:frame draw:style-name="fr1" draw:name="Image1" text:anchor-type="char" svg:x="3.0429in" svg:y="0.0236in" svg:width="1.4083in" svg:height="0.3583in" draw:z-index="0"><draw:image xlink:href="Pictures/10000001000000A90000002B707D14787E6F52EA.png" xlink:type="simple" xlink:show="embed" xlink:actuate="onLoad" draw:mime-type="image/png"/></draw:frame></text:p>
      <text:p text:style-name="P21">Zalety: </text:p>
      <text:list text:style-name="L3">
        <text:list-item>
          <text:p text:style-name="P37">Prostota: łatwe do obliczenia i zrozumienia.</text:p>
        </text:list-item>
        <text:list-item>
          <text:p text:style-name="P37">Retywności: Często odzwierciedla typową wartość w zbiorze danych.</text:p>
        </text:list-item>
        <text:list-item>
          <text:p text:style-name="P37">Zastosowanie: Nadaje się do różnych typów danych liczbowych.</text:p>
        </text:list-item>
        <text:list-item>
          <text:p text:style-name="P37">Właściwości matematyczne: Przydatne do analiz statystycznych.</text:p>
        </text:list-item>
      </text:list>
      <text:p text:style-name="P21"/>
      <text:p text:style-name="P21">Wady:</text:p>
      <text:list text:style-name="L4">
        <text:list-item>
          <text:p text:style-name="P38">Wrażliwy dla osób odstających: zniekształcone przez ekstremalne wartości, wpływając na dokładność.</text:p>
        </text:list-item>
        <text:list-item>
          <text:p text:style-name="P38">Dystrybucje nienarodzone: mniej dokładne dla zniekształconych lub niesymetrycznych danych.</text:p>
        </text:list-item>
        <text:list-item>
          <text:p text:style-name="P38">Nie dla danych kategorycznych: Nie ma zastosowania do danych nienumerycznych lub zwyczajowych.</text:p>
        </text:list-item>
        <text:list-item>
          <text:p text:style-name="P38">Niewybuchowy: może być niewiarygodny z małymi rozmiarami próbek.</text:p>
        </text:list-item>
        <text:list-item>
          <text:p text:style-name="P38">Ograniczony wskaźnik insight: Nie dostarcza informacji o rozprzestrzenianiu danych lub zmienności. </text:p>
        </text:list-item>
      </text:list>
      <text:p text:style-name="P20"/>
      <text:p text:style-name="P21">Powinieneś rozważyć użycie średniej arytmetycznej (średnia), gdy: </text:p>
      <text:list text:style-name="L5">
        <text:list-item>
          <text:p text:style-name="P39">Typ danych: Masz do czynienia z danymi numerycznymi (skala międzystawiania lub współczynnika).</text:p>
        </text:list-item>
        <text:list-item>
          <text:p text:style-name="P39">Prostota jest kluczem: potrzebujesz prostej, łatwej do zrozumienia miary tendencji centralnej.</text:p>
        </text:list-item>
        <text:list-item>
          <text:p text:style-name="P39">Dystrybucja danych: Dane są w przybliżeniu normalnie rozmieszczone lub symetryczne, a odstające nie są znacząco przeszkłuwane dane.</text:p>
        </text:list-item>
        <text:list-item>
          <text:p text:style-name="P39">Wartości równoważenia: Wartości ekstremalne są zrównoważone innymi wartościami w zbiorze danych, minimalizując ich wpływ na średnią.</text:p>
        </text:list-item>
        <text:list-item>
          <text:p text:style-name="P39">Analiza porównawcza: Chcesz porównać centralną tendencję wielu zestawów danych lub grup.</text:p>
        </text:list-item>
        <text:list-item>
          <text:p text:style-name="P39">Obliczenia matematyczne: Środek jest potrzebny do dalszej analizy matematycznej, takiej jak obliczenia wariancji lub modele regresji. </text:p>
        </text:list-item>
      </text:list>
      <text:p text:style-name="P25">Pozycyjne parametry analizy struktury zbiorowości</text:p>
      <text:p text:style-name="P26"/>
      <text:p text:style-name="P23">Decyle wo wartości dzielące zbiorowość na 10 części.</text:p>
      <text:p text:style-name="P22">Wszystkich decyli jest więc 9, przy czym warto pamiętać że decyl 5 jest medianie.</text:p>
      <text:p text:style-name="P22"/>
      <text:p text:style-name="P23">Percentyle (centyle)</text:p>
      <text:p text:style-name="P22">jest ich 99, wartości te dzielą zbiorowość statystyczną na 100 części. Percentyl 50 jest równy medianie.</text:p>
      <text:p text:style-name="P22"/>
      <text:p text:style-name="P23">Dominanta D=Mo</text:p>
      <text:list text:style-name="L6">
        <text:list-item>
          <text:p text:style-name="P40">szereg rozdzielczy przedziałowy</text:p>
          <text:list>
            <text:list-item>
              <text:p text:style-name="P40">wskazanie przedziału</text:p>
            </text:list-item>
          </text:list>
        </text:list-item>
      </text:list>
      <text:p text:style-name="P23"><draw:frame text:anchor-type="paragraph" draw:z-index="2" draw:name="Text Frame 1" draw:style-name="gr4" draw:text-style-name="P50" svg:width="1.8406in" svg:height="0.2224in" svg:x="0.9244in" svg:y="0.1264in"><draw:text-box><text:p text:style-name="P49">n<text:span text:style-name="T25">d</text:span> -n<text:span text:style-name="T25">d-1</text:span></text:p></draw:text-box></draw:frame><draw:frame text:anchor-type="paragraph" draw:z-index="3" draw:name="Text Frame 2" draw:style-name="gr4" draw:text-style-name="P50" svg:width="1.8406in" svg:height="0.2224in" svg:x="0.9244in" svg:y="0.389in"><draw:text-box><text:p text:style-name="P49">(n<text:span text:style-name="T25">d</text:span>-n<text:span text:style-name="T25">d-1</text:span><text:span text:style-name="T15">)-(n</text:span><text:span text:style-name="T25">d</text:span><text:span text:style-name="T15">-n</text:span><text:span text:style-name="T25">d+1</text:span><text:span text:style-name="T15">)</text:span></text:p></draw:text-box></draw:frame></text:p>
      <text:p text:style-name="P24"><draw:line text:anchor-type="paragraph" draw:z-index="1" draw:name="Horizontal line 1" draw:style-name="gr2" draw:text-style-name="P49" svg:x1="0.8898in" svg:y1="0.1346in" svg:x2="2.765in" svg:y2="0.1346in"><text:p/></draw:line><draw:frame text:anchor-type="paragraph" draw:z-index="4" draw:name="Text Frame 3" draw:style-name="gr3" draw:text-style-name="P48" svg:width="0.278in" svg:height="0.3752in" svg:x="2.8272in" svg:y="0.0028in"><draw:text-box><text:p>* h<text:span text:style-name="T25">d</text:span></text:p></draw:text-box></draw:frame>D = x<text:span text:style-name="T12">d</text:span>+</text:p>
      <text:p text:style-name="P24"/>
      <text:p text:style-name="P24"/>
      <text:p text:style-name="Standard">Grupowanie danych wpływa na wartość średnią przedzialową </text:p>
      <text:p text:style-name="Standard"/>
      <text:p text:style-name="Standard"/>
      <text:p text:style-name="P29">Pozycyjne miary położenia</text:p>
      <text:p text:style-name="P29"/>
      <text:p text:style-name="P30"><text:span text:style-name="T19">Poza medianą kwartyłami są także kwartyl pierwscy, nazywany także dolnym (Q</text:span><text:span text:style-name="T14">1</text:span><text:span text:style-name="T19">), mediana nazywa się kwartyłem drugim I kwartył trzeci, nazywamy także górnym (Q</text:span><text:span text:style-name="T14">3</text:span><text:span text:style-name="T19">):</text:span></text:p>
      <text:list text:style-name="L7">
        <text:list-item>
          <text:p text:style-name="P47">kwartyl pierwszy jest mieduaną pierwszej połowy szeregu, zatem dzieli zbiorowość w ten sposóbm że ¼ (25%) obserwacji ma wa…</text:p>
        </text:list-item>
        <text:list-item>
          <text:p text:style-name="P47">…</text:p>
        </text:list-item>
      </text:list>
      <text:p text:style-name="P31"/>
      <text:p text:style-name="P31">Wzor na medianę w szeregu przedziałowym:</text:p>
      <text:p text:style-name="P31"><draw:frame text:anchor-type="paragraph" draw:z-index="6" draw:name="Text Frame 4" draw:style-name="gr1" draw:text-style-name="P48" svg:width="0.8059in" svg:height="0.3843in" svg:x="0.7437in" svg:y="0.0583in"><draw:text-box><text:p>N/2-Σ<text:span text:style-name="T23">n</text:span><text:span text:style-name="T24">i</text:span></text:p><text:p><text:span text:style-name="T24"/></text:p></draw:text-box></draw:frame></text:p>
      <text:p text:style-name="P31"/>
      <text:p text:style-name="P11"><draw:line text:anchor-type="paragraph" draw:z-index="5" draw:name="Horizontal line 2" draw:style-name="gr2" draw:text-style-name="P49" svg:x1="0.7299in" svg:y1="0.0984in" svg:x2="1.6327in" svg:y2="0.0984in"><text:p/></draw:line><text:span text:style-name="T19">M = x</text:span><text:span text:style-name="T14">Mk </text:span><text:span text:style-name="T17">+ </text:span></text:p>
      <text:p text:style-name="P41"><text:tab/>(13/11/2023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34">X</text:p>
          </table:table-cell>
          <table:table-cell table:style-name="Table1.A1" office:value-type="string">
            <text:p text:style-name="P34">N</text:p>
          </table:table-cell>
          <table:table-cell table:style-name="Table1.C1" office:value-type="string">
            <text:p text:style-name="P32">XN</text:p>
          </table:table-cell>
          <table:table-cell table:style-name="Table1.D1" office:value-type="string">
            <text:p text:style-name="P32">Nskum</text:p>
          </table:table-cell>
          <table:table-cell table:style-name="Table1.E1" office:value-type="string">
            <text:p text:style-name="P32">(xi-xśr)<text:span text:style-name="T20">2</text:span><text:span text:style-name="T15">*n</text:span></text:p>
          </table:table-cell>
        </table:table-row>
        <table:table-row>
          <table:table-cell table:style-name="Table1.A2" office:value-type="string">
            <text:p text:style-name="P32">1</text:p>
          </table:table-cell>
          <table:table-cell table:style-name="Table1.B2" office:value-type="string">
            <text:p text:style-name="P32">8</text:p>
          </table:table-cell>
          <table:table-cell table:style-name="Table1.C2" office:value-type="string">
            <text:p text:style-name="P32">8</text:p>
          </table:table-cell>
          <table:table-cell table:style-name="Table1.D2" office:value-type="string">
            <text:p text:style-name="P32">0+8=8</text:p>
          </table:table-cell>
          <table:table-cell table:style-name="Table1.E2" office:value-type="string">
            <text:p text:style-name="P32">(1-2.52)<text:span text:style-name="T20">2</text:span><text:span text:style-name="T15">*8=18.48</text:span></text:p>
          </table:table-cell>
        </table:table-row>
        <table:table-row>
          <table:table-cell table:style-name="Table1.A2" office:value-type="string">
            <text:p text:style-name="P32">2</text:p>
          </table:table-cell>
          <table:table-cell table:style-name="Table1.B3" office:value-type="string">
            <text:p text:style-name="P32">6</text:p>
          </table:table-cell>
          <table:table-cell table:style-name="Table1.C2" office:value-type="string">
            <text:p text:style-name="P32">12</text:p>
          </table:table-cell>
          <table:table-cell table:style-name="Table1.D3" office:value-type="string">
            <text:p text:style-name="P32">8+6=14</text:p>
          </table:table-cell>
          <table:table-cell table:style-name="Table1.E3" office:value-type="string">
            <text:p text:style-name="P32">(<text:span text:style-name="T22">1</text:span>-2.52)<text:span text:style-name="T20">2</text:span><text:span text:style-name="T15">*</text:span><text:span text:style-name="T18">6</text:span><text:span text:style-name="T15">=</text:span></text:p>
          </table:table-cell>
        </table:table-row>
        <table:table-row>
          <table:table-cell table:style-name="Table1.A2" office:value-type="string">
            <text:p text:style-name="P32">3</text:p>
          </table:table-cell>
          <table:table-cell table:style-name="Table1.B4" office:value-type="string">
            <text:p text:style-name="P32">4</text:p>
          </table:table-cell>
          <table:table-cell table:style-name="Table1.C2" office:value-type="string">
            <text:p text:style-name="P32">12</text:p>
          </table:table-cell>
          <table:table-cell table:style-name="Table1.D4" office:value-type="string">
            <text:p text:style-name="P32">14+4=18</text:p>
          </table:table-cell>
          <table:table-cell table:style-name="Table1.E4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4</text:p>
          </table:table-cell>
          <table:table-cell table:style-name="Table1.B5" office:value-type="string">
            <text:p text:style-name="P32">4</text:p>
          </table:table-cell>
          <table:table-cell table:style-name="Table1.C2" office:value-type="string">
            <text:p text:style-name="P32">16</text:p>
          </table:table-cell>
          <table:table-cell table:style-name="Table1.D5" office:value-type="string">
            <text:p text:style-name="P32">18+4=22</text:p>
          </table:table-cell>
          <table:table-cell table:style-name="Table1.E5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5</text:p>
          </table:table-cell>
          <table:table-cell table:style-name="Table1.B6" office:value-type="string">
            <text:p text:style-name="P32">3</text:p>
          </table:table-cell>
          <table:table-cell table:style-name="Table1.C2" office:value-type="string">
            <text:p text:style-name="P32">15</text:p>
          </table:table-cell>
          <table:table-cell table:style-name="Table1.D6" office:value-type="string">
            <text:p text:style-name="P32">22+3=25</text:p>
          </table:table-cell>
          <table:table-cell table:style-name="Table1.E6" office:value-type="string">
            <text:p text:style-name="P32"/>
          </table:table-cell>
        </table:table-row>
        <table:table-row>
          <table:table-cell table:style-name="Table1.A7" office:value-type="string">
            <text:p text:style-name="P32"/>
          </table:table-cell>
          <table:table-cell table:style-name="Table1.B7" office:value-type="string">
            <text:p text:style-name="P32">25</text:p>
          </table:table-cell>
          <table:table-cell table:style-name="Table1.C7" office:value-type="string">
            <text:p text:style-name="P32">63</text:p>
          </table:table-cell>
          <table:table-cell table:style-name="Table1.D7" office:value-type="string">
            <text:p text:style-name="P33"/>
          </table:table-cell>
          <table:table-cell table:style-name="Table1.E7" office:value-type="string">
            <text:p text:style-name="P33"/>
          </table:table-cell>
        </table:table-row>
      </table:table>
      <text:p text:style-name="P42"><text:tab/></text:p>
      <text:p text:style-name="P12"><text:span text:style-name="T17"><text:tab/> <text:s text:c="5"/>xśr=2.52<text:tab/><text:tab/><text:tab/><text:tab/><text:tab/><text:tab/>S</text:span><text:span text:style-name="T21">2</text:span><text:span text:style-name="T17">x=1.93</text:span></text:p>
      <text:p text:style-name="P42">N/2=12.5 <text:s/>Me=2<text:tab/><text:tab/><text:tab/><text:tab/><text:tab/> <text:s/>R=4 <text:s/>Sx=1.39</text:p>
      <text:p text:style-name="P42">n/4=6.25 <text:s text:c="2"/>Q1=1<text:tab/><text:tab/><text:tab/><text:tab/></text:p>
      <text:p text:style-name="P42">3/4n=18.7 Q3=4<text:tab/><text:tab/><text:tab/></text:p>
      <text:p text:style-name="P46">Analiza struktury - badanie asymetrii I koncentracji.</text:p>
      <text:p text:style-name="P45">(20/11/2023)</text:p>
      <text:p text:style-name="P43">Miary asymetri <text:span text:style-name="T3">zdarza się, że badanie średniego poziomu cechy i rozproszenia jej wartości nie wskazuje na istnienie różnic między porównywanymi zbiorowościami. Okazuje się bowiem, że istotne są przeciętny poziom I wewnętrzne zróżnicowanie cechy, ale także to czy przeważająca liczba badanych jednostek ma wartości cechy powyżej czy też poniżej przeciętnego poziomu cechy.</text:span></text:p>
      <text:p text:style-name="P43"><text:span text:style-name="T3"/></text:p>
      <text:p text:style-name="P44">Miary asymetrii (skośności) określają kierunek rozkładu cech zmiennych w zbiorowości <text:span text:style-name="T3">(rozkład może być symetryczny lub asymetryczny lewostronnie lub prawostronnie) oraz </text:span>stopień odchylenia rozkładu cechu zmiennej <text:span text:style-name="T3">od rozkładu symetrycznego.</text:span></text:p>
      <text:p text:style-name="P44">Asymetria oznacza deformację rozkładu cechy zmiennej<text:span text:style-name="T3"> w związku z wydłużeniem ramienia krzywej liczebności w prawo/lewo w stosunku do dominanty.</text:span></text:p>
      <text:p text:style-name="P44"><text:span text:style-name="T3">Im asymetria rozkładu jest większa, tym mniejsza jest wartość poznawcza średniej arytmetycznej oraz pozostałych miar klasycznych i odwrotnie.</text:span></text:p>
      <text:p text:style-name="P44"><text:span text:style-name="T3"/></text:p>
      <text:p text:style-name="P4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29:20.105445168</meta:creation-date>
    <dc:date>2023-11-20T21:42:18.043043110</dc:date>
    <meta:editing-duration>PT17H6M35S</meta:editing-duration>
    <meta:editing-cycles>13</meta:editing-cycles>
    <meta:generator>LibreOffice/7.5.8.2$Linux_X86_64 LibreOffice_project/50$Build-2</meta:generator>
    <meta:document-statistic meta:table-count="1" meta:image-count="1" meta:object-count="0" meta:page-count="6" meta:paragraph-count="107" meta:word-count="679" meta:character-count="4980" meta:non-whitespace-character-count="4382"/>
  </office:meta>
</office:document-meta>
</file>